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language="hu" fo:country="HU" fo:font-weight="bold" officeooo:rsid="0012fdf2" officeooo:paragraph-rsid="0012fdf2" style:font-size-asian="14pt" style:font-weight-asian="bold" style:font-size-complex="14pt" style:font-weight-complex="bold"/>
    </style:style>
    <style:style style:name="P2" style:family="paragraph" style:parent-style-name="Standard">
      <style:text-properties fo:language="hu" fo:country="HU"/>
    </style:style>
    <style:style style:name="P3" style:family="paragraph" style:parent-style-name="Standard">
      <style:text-properties fo:language="hu" fo:country="HU" style:font-size-asian="10.5pt"/>
    </style:style>
    <style:style style:name="P4" style:family="paragraph" style:parent-style-name="Standard">
      <style:text-properties fo:language="hu" fo:country="HU" officeooo:rsid="0012fdf2" officeooo:paragraph-rsid="0012fdf2"/>
    </style:style>
    <style:style style:name="P5" style:family="paragraph" style:parent-style-name="Standard">
      <style:text-properties fo:language="hu" fo:country="HU" officeooo:rsid="0012fdf2" officeooo:paragraph-rsid="001340de"/>
    </style:style>
    <style:style style:name="P6" style:family="paragraph" style:parent-style-name="Standard">
      <style:text-properties fo:language="hu" fo:country="HU" officeooo:rsid="001340de" officeooo:paragraph-rsid="001340de"/>
    </style:style>
    <style:style style:name="P7" style:family="paragraph" style:parent-style-name="Standard" style:list-style-name="L1">
      <style:text-properties fo:language="hu" fo:country="HU"/>
    </style:style>
    <style:style style:name="P8" style:family="paragraph" style:parent-style-name="Standard" style:list-style-name="L2">
      <style:text-properties fo:language="hu" fo:country="HU"/>
    </style:style>
    <style:style style:name="P9" style:family="paragraph" style:parent-style-name="Standard" style:list-style-name="L3">
      <style:text-properties fo:language="hu" fo:country="HU"/>
    </style:style>
    <style:style style:name="P10" style:family="paragraph" style:parent-style-name="Standard" style:list-style-name="L4">
      <style:text-properties fo:language="hu" fo:country="HU"/>
    </style:style>
    <style:style style:name="P11" style:family="paragraph" style:parent-style-name="Standard" style:list-style-name="L5">
      <style:text-properties fo:language="hu" fo:country="HU"/>
    </style:style>
    <style:style style:name="P12" style:family="paragraph" style:parent-style-name="Standard" style:list-style-name="L6">
      <style:text-properties fo:language="hu" fo:country="HU"/>
    </style:style>
    <style:style style:name="P13" style:family="paragraph" style:parent-style-name="Standard" style:list-style-name="L7">
      <style:text-properties fo:language="hu" fo:country="HU"/>
    </style:style>
    <style:style style:name="P14" style:family="paragraph" style:parent-style-name="Standard" style:list-style-name="L8">
      <style:text-properties fo:language="hu" fo:country="HU"/>
    </style:style>
    <style:style style:name="P15" style:family="paragraph" style:parent-style-name="Standard" style:list-style-name="L9">
      <style:text-properties fo:language="hu" fo:country="HU"/>
    </style:style>
    <style:style style:name="P16" style:family="paragraph" style:parent-style-name="Standard">
      <style:paragraph-properties fo:break-before="page"/>
      <style:text-properties fo:font-size="14pt" fo:language="hu" fo:country="HU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340d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ME – Szoftverfejlesztés C++ nyelven</text:p>
      <text:p text:style-name="P3"/>
      <text:p text:style-name="P4"/>
      <text:p text:style-name="P4">A könyv második fejezetében az kerül feldolgozásra, hogy a C++ nyelvnek, melyek a nem objektumorientált újdonságai, olyan dolgok, melyek eltérnek elődje, a C nyelvtől, mivel ott ezek “veszélyesnek” bizonyultak.</text:p>
      <text:p text:style-name="P4"/>
      <text:p text:style-name="P4">Az első ilyen változtatást a függvényparaméterek és visszatérési értékben találjuk.</text:p>
      <text:p text:style-name="P4">Ha egy függvényt a C nyelvben üres paraméterlistával definiálunk, akkor az tetszőleges számú paraméterrrel hívható. A C++ nyelvben azonban az üres paraméterlista egy <text:span text:style-name="T1">void</text:span> paraméter megadásával ekvivalens. Ennek jelentése pedig az, hogy a függvénynek nincs paramétere.</text:p>
      <text:p text:style-name="P4"/>
      <text:p text:style-name="P4">Egy másik változtatás a C stílusú több-bájtos sztringeknél történt. C nyelvben például az Unicode karakterek reprezentálására alkalmas wchar_t típushoz <text:span text:style-name="T1">#include-</text:span><text:span text:style-name="T2">olni kell egy plusz fejlécfájlt, C++-ban viszont a wchar_t beépített típus lett, így plusz típusdefinícióra nincs szükség.</text:span></text:p>
      <text:p text:style-name="P4"><text:span text:style-name="T2"/></text:p>
      <text:p text:style-name="P5"><text:span text:style-name="T2">C++-ban minden olyan helyen állhat változódeklaráció, ahol utasítás állhat. </text:span></text:p>
      <text:p text:style-name="P5"><text:span text:style-name="T2"/></text:p>
      <text:p text:style-name="P5"><text:span text:style-name="T3">A C++ nyelvben a függvényeket a nevük és argumentumlistájuk együttesen azonosítja, így lehetőséget nyújt azonos nevű függvények létrehozására, amennyiben argumentumlistájuk alapján megkülönböztethetőek.</text:span><text:span text:style-name="T2">Ennek az az előnye, hogy az egyes függvényverziókhoz nem kell különböző, akár erőltetett nevet kitalálni.</text:span></text:p>
      <text:p text:style-name="P5"><text:span text:style-name="T2"/></text:p>
      <text:p text:style-name="P6"><text:span text:style-name="T2">Lehetőség nyúlt arra is, hogy C++ nyelvben a függvények argumentumainak alapértelmezett értéket adjunk meg.</text:span></text:p>
      <text:p text:style-name="P16">K&amp;R:</text:p>
      <text:p text:style-name="P2"/>
      <text:p text:style-name="P2">C-ben a ; utasításlezáró szimbólum. Utasítás blokkot {} kapcsos zárójelek közé rakunk és a záró zárójel után nincs ; .</text:p>
      <text:p text:style-name="P2"/>
      <text:list xml:id="list128695371" text:style-name="L1">
        <text:list-item>
          <text:p text:style-name="P7">If-else: </text:p>
        </text:list-item>
      </text:list>
      <text:p text:style-name="P2">Döntés, választás leírása. Ha a feltétel igaz,akkor lefut a folyamat,ha hamis,akkor,ha nincs megadva else ág,nem fut le a kódrészlet,ha van else,akkor az elseben meghatározott utasítást hajtja végre.</text:p>
      <text:p text:style-name="P2"/>
      <text:list xml:id="list2041764924" text:style-name="L2">
        <text:list-item>
          <text:p text:style-name="P8">Else if:</text:p>
        </text:list-item>
      </text:list>
      <text:p text:style-name="P2">Többszörös elágazás. Sorban a kifejezések kiértékelése. Ha az egyik kifejezés igaz,akkor azt az utasítást végrehajtja és vége a láncnak.</text:p>
      <text:p text:style-name="P2"/>
      <text:list xml:id="list1943418840" text:style-name="L3">
        <text:list-item>
          <text:p text:style-name="P9">Switch: </text:p>
        </text:list-item>
      </text:list>
      <text:p text:style-name="P2">Többirányú programelágazást segíti. Lényege,hogy megadunk egy vizsgálandó értéket, és ha valamelyik érték megegyezik vele,akkor az ahhoz az értékhez tartozó utasítást hajtja végre. Ha nagyon sok értéket,akarunk vizsgálni,akkor édemesebb a switch az else if helyett. Case=eset,különbözniük kell egymástól, ezeket hasonlítja össze a vizsgálandó értékünkkel. Ha megtaláltuk a megfelelő case-t akkor break/return paranccsal meg kell szakítani a láncot,mert,ha nem lépünk ki a láncon végigmegy a vizsgálat és ez lassítja a haladást. <text:s/>Default: ha egyik case sem egyezik,akkor a defaultban meghatározott utasítást hajtja végre. A default elhagyható.</text:p>
      <text:p text:style-name="P2"/>
      <text:list xml:id="list2309504513" text:style-name="L4">
        <text:list-item>
          <text:p text:style-name="P10">While és for:</text:p>
        </text:list-item>
      </text:list>
      <text:p text:style-name="P2">Kifejezés/feltétel kiértékelése, ha igaz ( nem nulla),akkor végrehajtódik az utasítás és újra kiértékeli az utasítást,ezt addig,amig a kifejezés 0,azaz hamis nem lesz,ekkor a végrehajtás végetér. For ciklus: ciklusvezérlő műveletekre érdemes felhasználni. Számláló ciklus. Atoi függvény: egy kapott karakterláncot átalakít numerikus értékké. </text:p>
      <text:p text:style-name="P2"/>
      <text:list xml:id="list1862219990" text:style-name="L5">
        <text:list-item>
          <text:p text:style-name="P11">Do-while:</text:p>
        </text:list-item>
      </text:list>
      <text:p text:style-name="P2">A kifejezést a ciklus végén vizsgálja,így az utasítások 1x mindenképp végrehajtódnak.</text:p>
      <text:p text:style-name="P2"/>
      <text:list xml:id="list2846629522" text:style-name="L6">
        <text:list-item>
          <text:p text:style-name="P12">Break:</text:p>
        </text:list-item>
      </text:list>
      <text:p text:style-name="P2">Segítségével ki lehet ugrani a for,while és do ciklusból és a switch-ből. Az utasítás hatására a vezérlés kilép a legbelső zárt ciklusból.</text:p>
      <text:p text:style-name="P2"/>
      <text:list xml:id="list1621251978" text:style-name="L7">
        <text:list-item>
          <text:p text:style-name="P13">Continue:</text:p>
        </text:list-item>
      </text:list>
      <text:p text:style-name="P2">Ciklusok: for, while, do</text:p>
      <text:p text:style-name="P2">A continue utasítást tartlamazó ciklus következő iterációjának megkezdését idézi elő.</text:p>
      <text:p text:style-name="P2"/>
      <text:list xml:id="list3384615249" text:style-name="L8">
        <text:list-item>
          <text:p text:style-name="P14">Goto:</text:p>
        </text:list-item>
      </text:list>
      <text:p text:style-name="P2">Egyszerre két egymásba ágyazott ciklusból is ki tudunk lépni ezzel az utasítással.</text:p>
      <text:p text:style-name="P2"/>
      <text:p text:style-name="P2">Utasítások alakja általában "kifejezés;".</text:p>
      <text:p text:style-name="P2"/>
      <text:list xml:id="list3805202203" text:style-name="L9">
        <text:list-item>
          <text:p text:style-name="P15">Összetett utasítás: {utasítás blokk}</text:p>
        </text:list-item>
      </text:list>
      <text:p text:style-name="P2"/>
      <text:list xml:id="list135223757299984" text:continue-numbering="true" text:style-name="L9">
        <text:list-item>
          <text:p text:style-name="P15">Feltételes utasítás: </text:p>
        </text:list-item>
      </text:list>
      <text:p text:style-name="P2">if (kifejezés)</text:p>
      <text:p text:style-name="P2"><text:tab/>utasítás</text:p>
      <text:p text:style-name="P2">if (kifejezés) utasítás<text:tab/></text:p>
      <text:p text:style-name="P2"><text:tab/>else utasítás</text:p>
      <text:p text:style-name="P2"/>
      <text:p text:style-name="P2"><text:soft-page-break/>While:</text:p>
      <text:p text:style-name="P2">while (kifejezés)</text:p>
      <text:p text:style-name="P2"><text:tab/>utasítás</text:p>
      <text:p text:style-name="P2"/>
      <text:p text:style-name="P2">Do:</text:p>
      <text:p text:style-name="P2">do</text:p>
      <text:p text:style-name="P2"><text:tab/>utasítás</text:p>
      <text:p text:style-name="P2">while (kifejezés);</text:p>
      <text:p text:style-name="P2"/>
      <text:p text:style-name="P2">For:</text:p>
      <text:p text:style-name="P2">for (1._kifejezésopc; 2._kifejezésopc; 3._kifejezésopc) </text:p>
      <text:p text:style-name="P2"><text:tab/>utasítás</text:p>
      <text:p text:style-name="P2"/>
      <text:p text:style-name="P2">Switch:</text:p>
      <text:p text:style-name="P2">switch(kifejezés)</text:p>
      <text:p text:style-name="P2">utasítás</text:p>
      <text:p text:style-name="P2">case állandó_kifejezés:</text:p>
      <text:p text:style-name="P2">default:</text:p>
      <text:p text:style-name="P2"/>
      <text:p text:style-name="P2">Break:</text:p>
      <text:p text:style-name="P2">break;</text:p>
      <text:p text:style-name="P2"/>
      <text:p text:style-name="P2">Continue:</text:p>
      <text:p text:style-name="P2">continue;</text:p>
      <text:p text:style-name="P2"/>
      <text:p text:style-name="P2">Return:</text:p>
      <text:p text:style-name="P2"/>
      <text:p text:style-name="P2">return;</text:p>
      <text:p text:style-name="P2">return kifejezés;</text:p>
      <text:p text:style-name="P2"/>
      <text:p text:style-name="P2">Goto:</text:p>
      <text:p text:style-name="P2"/>
      <text:p text:style-name="P2">goto azonosító;</text:p>
      <text:p text:style-name="P2"/>
      <text:p text:style-name="P2">Címkézett és nulla utasítás:</text:p>
      <text:p text:style-name="P2">azonosító:</text:p>
      <text:p text:style-name="P2"/>
      <text:p text:style-name="P2">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1:28:21.451882282</meta:creation-date>
    <dc:date>2019-03-27T13:52:21.726699387</dc:date>
    <meta:editing-duration>PT12M1S</meta:editing-duration>
    <meta:editing-cycles>4</meta:editing-cycles>
    <meta:generator>LibreOffice/6.0.7.3$Linux_X86_64 LibreOffice_project/00m0$Build-3</meta:generator>
    <meta:document-statistic meta:table-count="0" meta:image-count="0" meta:object-count="0" meta:page-count="3" meta:paragraph-count="61" meta:word-count="502" meta:character-count="3776" meta:non-whitespace-character-count="3331"/>
  </office:meta>
</office:document-meta>
</file>